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Standard" style:list-style-name="L3">
      <style:paragraph-properties fo:margin-left="0in" fo:margin-right="0in" fo:text-indent="0in" style:auto-text-indent="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12"/>
    <style:style style:name="P7" style:family="paragraph" style:parent-style-name="Text_20_body" style:list-style-name="L4">
      <style:paragraph-properties fo:margin-left="0in" fo:margin-right="0in" fo:text-indent="0in" style:auto-text-indent="false"/>
    </style:style>
    <style:style style:name="P8" style:family="paragraph" style:parent-style-name="Text_20_body" style:list-style-name="L3">
      <style:paragraph-properties fo:margin-left="0in" fo:margin-right="0in" fo:text-indent="0in" style:auto-text-indent="false"/>
    </style:style>
    <style:style style:name="T1" style:family="text">
      <style:text-properties fo:font-style="italic"/>
    </style:style>
    <style:style style:name="T2" style:family="text">
      <style:text-properties style:font-name="Courier New"/>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25in" text:min-label-width="0.25in"/>
        <style:text-properties style:font-name="StarSymbol"/>
      </text:list-level-style-bullet>
      <text:list-level-style-bullet text:level="7" text:style-name="Bullet_20_Symbols" style:num-suffix="." text:bullet-char="●">
        <style:list-level-properties text:space-before="2.75in" text:min-label-width="0.25in"/>
        <style:text-properties style:font-name="StarSymbol"/>
      </text:list-level-style-bullet>
      <text:list-level-style-bullet text:level="8" text:style-name="Bullet_20_Symbols" style:num-suffix="." text:bullet-char="○">
        <style:list-level-properties text:space-before="3.25in" text:min-label-width="0.25in"/>
        <style:text-properties style:font-name="StarSymbol"/>
      </text:list-level-style-bullet>
      <text:list-level-style-bullet text:level="9" text:style-name="Bullet_20_Symbols" style:num-suffix="." text:bullet-char="■">
        <style:list-level-properties text:space-before="3.75in" text:min-label-width="0.25in"/>
        <style:text-properties style:font-name="StarSymbol"/>
      </text:list-level-style-bullet>
      <text:list-level-style-bullet text:level="10" text:style-name="Bullet_20_Symbols" style:num-suffix="." text:bullet-char="●">
        <style:list-level-properties text:space-before="4.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ule 5 Demo 1: JVM Heap Sizing</text:h>
      <text:p text:style-name="Text_20_body">Present the general school of thought behind sizing of GC heap spaces and using various GC monitoring tools.</text:p>
      <text:p text:style-name="Text_20_body">Slide id: 184</text:p>
      <text:h text:style-name="Heading_20_3" text:outline-level="3">Required Software</text:h>
      <text:list text:style-name="L1">
        <text:list-item>
          <text:p text:style-name="P3">Any OS</text:p>
        </text:list-item>
        <text:list-item>
          <text:p text:style-name="P3">JDK 1.5 or higher</text:p>
        </text:list-item>
        <text:list-item>
          <text:p text:style-name="P3">VisualVM with VisualGC plug-in</text:p>
        </text:list-item>
      </text:list>
      <text:h text:style-name="Heading_20_3" text:outline-level="3">Objective</text:h>
      <text:list text:style-name="L2">
        <text:list-item>
          <text:p text:style-name="P4">To show students the general school of thought behind sizing of GC heap spaces and using various GC monitoring tools.</text:p>
        </text:list-item>
      </text:list>
      <text:h text:style-name="Heading_20_3" text:outline-level="3">Preparations</text:h>
      <text:p text:style-name="Text_20_body">Verify and if required download and install Java SE 5 or later.</text:p>
      <text:list text:style-name="L3">
        <text:list-item>
          <text:p text:style-name="P5">Verify if you are running Java SE 5 or later. To check enter the following command on a terminal window:</text:p>
        </text:list-item>
      </text:list>
      <text:p text:style-name="P1"><text:s/>java -version</text:p>
      <text:list text:style-name="L4">
        <text:list-item>
          <text:list>
            <text:list-header>
              <text:p text:style-name="P7">If the response is: java version 1.5.0_00 or later you can bypass the next step and proceed to the Instructions subsection.</text:p>
            </text:list-header>
          </text:list>
        </text:list-item>
      </text:list>
      <text:list text:style-name="L3" text:continue-numbering="true">
        <text:list-item>
          <text:p text:style-name="P8">Down load and <text:s/>install the latest version of Java SE from <text:a xlink:type="simple" xlink:href="http://visualvm.dev.java.net/">http://java.sun.com/javase/downloads/index.jsp</text:a>. </text:p>
        </text:list-item>
      </text:list>
      <text:p text:style-name="P1">Add the bin subdirectory of the Java SE version, to the OS PATH variable.</text:p>
      <text:list text:style-name="L3" text:continue-numbering="true">
        <text:list-header>
          <text:p text:style-name="P2"/>
        </text:list-header>
      </text:list>
      <text:h text:style-name="Heading_20_3" text:outline-level="3">Overview</text:h>
      <text:p text:style-name="Text_20_body">We are going to run the Java2Demo and try to tune its GC spaces. We'll tune it for the serial collector, concurrent collector and throughput collector. <text:line-break/><text:line-break/>* The school of thought to emphasize here is to size the GC heap spaces to avoid a Full GC and keep the young gen / minor gc events rather short also. For a GUI application, responsiveness is important, so we want to keep pause times to a minimum. But, if this was a batch processing engine, we wouldn't care so much about pause times. Instead we would be interested in raw throughput, (least amount of time spent in GC). These are two different goals and require a slightly different strategy when sizing heap spaces. A point should be made as to knowing or defining what are the goals and pause time requirements for an application before starting the tuning exercise. <text:line-break/><text:line-break/>In tuning the Java2Demo, our goal is to minimize pause times, let's say to under 10 milliseconds and avoid all Full GC events. <text:line-break/></text:p>
      <text:h text:style-name="Heading_20_3" text:outline-level="3"><text:soft-page-break/>Instructions</text:h>
      <text:list text:style-name="L12">
        <text:list-item>
          <text:p text:style-name="P6">Open a command line window and set your PATH environment variable to include both the JVM and other monitoring GUI tools if you will be using them. </text:p>
        </text:list-item>
        <text:list-item>
          <text:p text:style-name="P6">Start the Java2Demo application with the following command line as a starting point: (Note we know that the Java2Demo does explicit GC calls using System.gc(). To keep the Java2Demo from responding to those explicit calls to System.gc() we will add the -XX:+DisableExplicitGC command line switch. Also note we are going to explicitly use the Serial collector -XX:+UseSerialGC) <text:line-break/><text:span text:style-name="T2">&lt;JDK install dir&gt;/bin/java -client -XX:+DisableExplicitGC -XX:+UseSerialGC -jar &lt;JDK install dir&gt;/demo/jfc/Java2D/Java2Demo.jar</text:span></text:p>
        </text:list-item>
        <text:list-item>
          <text:p text:style-name="P6">From here start using the command line tools, either by adding -verbose:gc, -XX:+PrintGCDetails, or use jstat to monitor the Java2Demo application. <text:line-break/>a.) If you see Full GCs occurring as a result of a growing Java heap space, you need to first figure out a maximum Java heap size first. Click across all of the tabs, which will force the loading of almost all the needed class files. Once you've done that, you should be able to look at the Java heap in use and add some "fudge" to the upper value and determine a max Java heap space, (-Xmx). <text:line-break/>b.) You will probably observe some Java heap space expansion on Full GC events. If you set -Xmx and -Xms to the same value, that will prevent young gen and old gen from getting resized. Remember, re-sizing Java spaces require a Full GC to do so. <text:line-break/>c.) Also remember that permanent generation space may be getting resized. So, you will need to use a tool to monitor permanent generation Java heap space and then adjust or size permanent generation space. Remember that you will probably have to set both -XX:MaxPermSize and -XX:PermSize. You may be able to get by just sizing -XX:PermSize. <text:line-break/>d.) If young gen / minor collections are too lengthy, you many need to set the young generation space size. You can experiment with sizing young generation to see what impact it has on gc time. You can trying sizing it larger or smaller to see the result. Changing it will likely impact how often the gc event occurs and how long it takes to perform the gc. <text:line-break/><text:line-break/>Now, repeat the same exercise using a GUI monitoring tool such a VisualGC or JConsole or VisualVM. <text:line-break/><text:line-break/>Then, after doing this with a GUI tool, switch to using concurrent collector, swap out -XX:+UseSerialGC in the command line above to using -XX:+UseConcMarkSweepGC. With the concurrent collector, you will probably notice that you will need a larger overall Java heap space. But, you may be able to use a smaller young generation space. <text:line-break/><text:line-break/>Again, use both a command line tool and a GUI tool. Personally, for GUI tools I like using VisualGC the best. <text:line-break/><text:line-break/>If you feel adventurous, you could attempt to tune the GC spaces for NetBeans IDE. The java command line args for launching NetBeans is in &lt;NetBeans install dir&gt;/etc/netbeans.conf. If you want to tune GC spaces for launching NetBeans, you will probably want to use a command line tools. You can place -verbose:gc and -XX:+PrintGCDetails in the netbeans.conf file. To launch NetBeans you will need to launch it from the command line at &lt;NetBeans install dir&gt;<text:span text:style-name="T1">/bin/</text:span> and the script / batch / exe file 'netbeans'. It'll be very hard to monitor NetBeans launch <text:soft-page-break/>/ startup with GUI monitoring tools. But, you could monitor NetBeans with one of the GUI tools and do some simple tasks like open a NetBeans project and compile the opened NetBeans project. One could open one of the NetBeans projects in the JDK/demo directory. <text:line-break/><text:line-break/>Comment to Instructor: This is kind of a long demo. But, I think it's needed to help students understand how to tune Java heap spaces for an application.<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umberland" style:font-name-asian="Cumberland" style:font-name-complex="Cumberland"/>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asok</meta:initial-creator>
    <meta:creation-date>2008-06-26T11:17:04</meta:creation-date>
    <dc:creator>charlie hunt</dc:creator>
    <dc:date>2008-07-31T14:17:06</dc:date>
    <dc:language>en-US</dc:language>
    <meta:editing-cycles>23</meta:editing-cycles>
    <meta:editing-duration>PT15H24M10S</meta:editing-duration>
    <meta:user-defined meta:name="Info 1"/>
    <meta:user-defined meta:name="Info 2"/>
    <meta:user-defined meta:name="Info 3"/>
    <meta:user-defined meta:name="Info 4"/>
    <meta:document-statistic meta:table-count="0" meta:image-count="0" meta:object-count="0" meta:page-count="3" meta:paragraph-count="22" meta:word-count="959" meta:character-count="5486"/>
  </office:meta>
</office:document-meta>
</file>